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16a9ed" officeooo:paragraph-rsid="002609d8"/>
    </style:style>
    <style:style style:name="P2" style:family="paragraph" style:parent-style-name="Standard">
      <style:text-properties style:font-name="Calibri Light" fo:font-size="10.5pt" officeooo:rsid="0016a9ed" officeooo:paragraph-rsid="002609d8" style:font-size-asian="10.5pt" style:font-size-complex="10.5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color="#808080" loext:opacity="100%" style:font-name="Calibri Light" fo:font-size="10.5pt" officeooo:rsid="0016a9ed" officeooo:paragraph-rsid="002609d8" style:font-size-asian="10.5pt" style:font-size-complex="10.5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808080" loext:opacity="100%" style:font-name="Calibri Light" fo:font-size="10.5pt" officeooo:rsid="0016a9ed" officeooo:paragraph-rsid="002609d8" style:font-size-asian="10.5pt" style:font-size-complex="10.5pt"/>
    </style:style>
    <style:style style:name="P5" style:family="paragraph" style:parent-style-name="Standard">
      <style:text-properties fo:color="#808080" loext:opacity="100%" style:font-name="Calibri Light" fo:font-size="10.5pt" officeooo:rsid="0016a9ed" officeooo:paragraph-rsid="002609d8" style:font-size-asian="10.5pt" style:font-size-complex="10.5pt"/>
    </style:style>
    <style:style style:name="P6" style:family="paragraph" style:parent-style-name="Standard">
      <style:text-properties fo:color="#000000" loext:opacity="100%" style:font-name="Calibri Light" fo:font-size="12pt" officeooo:rsid="0016a9ed" officeooo:paragraph-rsid="002609d8" style:font-size-asian="12pt" style:font-size-complex="12pt"/>
    </style:style>
    <style:style style:name="P7" style:family="paragraph" style:parent-style-name="Standard">
      <style:text-properties fo:color="#000000" loext:opacity="100%" style:font-name="Calibri Light" fo:font-size="12pt" officeooo:rsid="001cf8d1" officeooo:paragraph-rsid="002609d8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officeooo:rsid="0023bece" officeooo:paragraph-rsid="002609d8" style:font-size-asian="12pt" style:font-size-complex="12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 Light" fo:font-size="11pt" officeooo:rsid="0023bece" officeooo:paragraph-rsid="002609d8" style:font-size-asian="11pt" style:font-size-complex="11pt"/>
    </style:style>
    <style:style style:name="P10" style:family="paragraph" style:parent-style-name="Standard">
      <style:text-properties fo:color="#000000" loext:opacity="100%" style:font-name="Calibri Light" fo:font-size="11pt" officeooo:rsid="001cf8d1" officeooo:paragraph-rsid="002609d8" style:font-size-asian="11pt" style:font-size-complex="11pt"/>
    </style:style>
    <style:style style:name="P11" style:family="paragraph" style:parent-style-name="Standard">
      <style:text-properties fo:color="#000000" loext:opacity="100%" style:font-name="Calibri Light" fo:font-size="6pt" officeooo:rsid="0016a9ed" officeooo:paragraph-rsid="002609d8" style:font-size-asian="5.25pt" style:font-size-complex="6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6pt" officeooo:rsid="0023bece" officeooo:paragraph-rsid="002609d8" style:font-size-asian="5.25pt" style:font-size-complex="6pt"/>
    </style:style>
    <style:style style:name="P13" style:family="paragraph" style:parent-style-name="Standard">
      <style:text-properties fo:color="#666666" loext:opacity="100%" style:font-name="Calibri Light" fo:font-size="12pt" officeooo:rsid="0023bece" officeooo:paragraph-rsid="002609d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Calibri Light" fo:font-size="13pt" fo:font-weight="bold" officeooo:rsid="0016a9ed" officeooo:paragraph-rsid="002609d8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Calibri Light" officeooo:rsid="0016a9ed" officeooo:paragraph-rsid="002609d8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fo:font-style="italic" officeooo:rsid="0016a9ed" officeooo:paragraph-rsid="002609d8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8d1" style:font-weight-asian="bold" style:font-weight-complex="bold"/>
    </style:style>
    <style:style style:name="T3" style:family="text">
      <style:text-properties fo:font-weight="bold" officeooo:rsid="0023bece" style:font-weight-asian="bold" style:font-weight-complex="bold"/>
    </style:style>
    <style:style style:name="T4" style:family="text">
      <style:text-properties officeooo:rsid="001c55a4"/>
    </style:style>
    <style:style style:name="T5" style:family="text">
      <style:text-properties officeooo:rsid="001cf8d1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officeooo:rsid="001cf8d1" style:font-size-asian="12pt" style:font-size-complex="12pt"/>
    </style:style>
    <style:style style:name="T8" style:family="text">
      <style:text-properties fo:color="#000000" loext:opacity="100%" fo:font-size="12pt" officeooo:rsid="002022bd" style:font-size-asian="12pt" style:font-size-complex="12pt"/>
    </style:style>
    <style:style style:name="T9" style:family="text">
      <style:text-properties fo:color="#000000" loext:opacity="100%" fo:font-size="12pt" officeooo:rsid="0023bece" style:font-size-asian="12pt" style:font-size-complex="12pt"/>
    </style:style>
    <style:style style:name="T10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fo:font-size="12pt" fo:font-weight="bold" officeooo:rsid="002022bd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2pt" fo:font-weight="bold" officeooo:rsid="0023bece" style:font-size-asian="12pt" style:font-weight-asian="bold" style:font-size-complex="12pt" style:font-weight-complex="bold"/>
    </style:style>
    <style:style style:name="T13" style:family="text">
      <style:text-properties officeooo:rsid="001ed5d6"/>
    </style:style>
    <style:style style:name="T14" style:family="text">
      <style:text-properties fo:color="#666666" loext:opacity="100%"/>
    </style:style>
    <style:style style:name="T15" style:family="text">
      <style:text-properties fo:color="#666666" loext:opacity="100%" fo:font-size="12pt" officeooo:rsid="0023bece" style:font-size-asian="12pt" style:font-size-complex="12pt"/>
    </style:style>
    <style:style style:name="T16" style:family="text">
      <style:text-properties fo:color="#666666" loext:opacity="100%" fo:font-size="12pt" officeooo:rsid="002022bd" style:font-size-asian="12pt" style:font-size-complex="12pt"/>
    </style:style>
    <style:style style:name="T17" style:family="text">
      <style:text-properties fo:color="#666666" loext:opacity="100%" officeooo:rsid="0023bece"/>
    </style:style>
    <style:style style:name="T18" style:family="text">
      <style:text-properties officeooo:rsid="0023bece"/>
    </style:style>
    <style:style style:name="T19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jercicios Triggers</text:p>
      <text:p text:style-name="P1"/>
      <text:p text:style-name="P1">Crea los siguientes triggers a partir de la base de datos Netflix. Realiza las comprobaciones necesarias para asegurarte de que los trigger realizan correctamente su función.</text:p>
      <text:p text:style-name="P1"/>
      <text:p text:style-name="P1"/>
      <text:p text:style-name="P3">CREATE DATABASE IF NOT EXISTS Netflix;<text:line-break/>USE Netflix;<text:line-break/><text:line-break/>CREATE TABLE IF NOT EXISTS Peliculas(<text:line-break/><text:tab/>id_peli int,<text:line-break/> <text:s text:c="3"/><text:tab/>nombre_peli VARCHAR(30),<text:line-break/> <text:s text:c="3"/><text:tab/>duracion INT,<text:line-break/> <text:s text:c="3"/><text:tab/>director_peli VARCHAR(20),<text:line-break/> <text:s text:c="3"/><text:tab/>género_peli ENUM ('acción', 'drama', 'comedia'),<text:line-break/> <text:s text:c="3"/><text:tab/>nota_peli FLOAT,<text:line-break/> <text:s text:c="3"/><text:tab/>primary key (id_peli)<text:line-break/>);</text:p>
      <text:p text:style-name="P3"/>
      <text:p text:style-name="P3">CREATE TABLE IF NOT EXISTS nueva_peliculas(<text:line-break/><text:tab/>id_peli int,<text:line-break/> <text:s text:c="3"/><text:tab/>nombre_peli VARCHAR(30),<text:line-break/> <text:s text:c="3"/><text:tab/>duracion INT,<text:line-break/> <text:s text:c="3"/><text:tab/>director_peli VARCHAR(20),<text:line-break/> <text:s text:c="3"/><text:tab/>género_peli ENUM ('acción', 'drama', 'comedia'),<text:line-break/> <text:s text:c="2"/><text:tab/>nota_peli FLOAT,</text:p>
      <text:p text:style-name="P3"><text:tab/><text:span text:style-name="T4">calidad enum (“buena”, “regular”, “mala”),</text:span></text:p>
      <text:p text:style-name="P3"><text:tab/><text:span text:style-name="T13">estado enum </text:span><text:span text:style-name="T4">(“</text:span><text:span text:style-name="T13">activo</text:span><text:span text:style-name="T4">”, “</text:span><text:span text:style-name="T13">eliminado</text:span><text:span text:style-name="T4">”) </text:span><text:span text:style-name="T13">default “activo”,</text:span><text:line-break/> <text:s text:c="3"/><text:tab/>primary key (id_peli)<text:line-break/>);</text:p>
      <text:p text:style-name="P2"/>
      <text:p text:style-name="P1"><text:tab/><text:span text:style-name="T15">CREATE TABLE IF NOT EXISTS informe_modificaciones(</text:span></text:p>
      <text:p text:style-name="P13"><text:tab/><text:tab/>id int,</text:p>
      <text:p text:style-name="P13"><text:s text:c="2"/><text:tab/> <text:tab/>usuario varchar(30),</text:p>
      <text:p text:style-name="P13"><text:tab/><text:tab/>fecha date,</text:p>
      <text:p text:style-name="P13"><text:s/><text:tab/> <text:s/><text:tab/>hora time</text:p>
      <text:p text:style-name="P13"><text:tab/>);</text:p>
      <text:p text:style-name="P1"/>
      <text:p text:style-name="P1"/>
      <text:p text:style-name="P1"><text:span text:style-name="T1">Ejercicio 1.- </text:span>Crea un trigger <text:span text:style-name="T1">Backup_peliculas</text:span> que se encargue de guardar en una segunda tabla nueva_peliculas todos los datos que se inserten en la tabla original<text:span text:style-name="T7">, cada vez que se realicen inserciones en la base de datos</text:span><text:span text:style-name="T6">.</text:span></text:p>
      <text:p text:style-name="P6"/>
      <text:p text:style-name="P4"><text:span text:style-name="T10">Ejercicio </text:span><text:span text:style-name="T12">2</text:span><text:span text:style-name="T10">.- </text:span><text:span text:style-name="T6">Crea un trigger </text:span><text:span text:style-name="T11">eliminadas</text:span><text:span text:style-name="T6"> que se encargue </text:span><text:span text:style-name="T7">de asignar un valor de </text:span><text:span text:style-name="T8">Estado “eliminado”</text:span><text:span text:style-name="T7"> </text:span><text:span text:style-name="T9">en la tabla </text:span><text:span text:style-name="T15">nueva_peliculas</text:span><text:span text:style-name="T9"> </text:span><text:span text:style-name="T7">a las películas </text:span><text:span text:style-name="T8">que se eliminen de la</text:span><text:span text:style-name="T16"> </text:span><text:span text:style-name="T15">tabla Peliculas</text:span><text:span text:style-name="T6">. </text:span></text:p>
      <text:p text:style-name="P16"><text:tab/></text:p>
      <text:p text:style-name="P6"><text:span text:style-name="T1">Ejercicio </text:span><text:span text:style-name="T3">3</text:span><text:span text:style-name="T1">.- </text:span>Crea un trigger <text:span text:style-name="T2">calidad</text:span><text:span text:style-name="T1">_peliculas</text:span> que se encargue <text:span text:style-name="T5">de asignar un valor de Calidad </text:span><text:span text:style-name="T18">en la </text:span><text:span text:style-name="T17">tabla nueva_peliculas</text:span><text:span text:style-name="T18"> </text:span><text:span text:style-name="T5">en base a </text:span><text:span text:style-name="T18">la</text:span><text:span text:style-name="T5"> nota </text:span><text:span text:style-name="T18">de las películas</text:span><text:span text:style-name="T5">, cada vez que se realicen inserciones en la </text:span><text:span text:style-name="T17">tabla Peliculas</text:span>. </text:p>
      <text:p text:style-name="P11"/>
      <text:p text:style-name="P7"><text:tab/><text:span text:style-name="T19">- Si la nota de las películas es mayor que 5, se les asignará calidad “buena”</text:span></text:p>
      <text:p text:style-name="P10"><text:tab/>- Si la nota de las películas es menor que 5, se les asignará calidad “mala”</text:p>
      <text:p text:style-name="P10"><text:tab/>- Si la nota de las películas es igual que 5, se les asignará calidad “regular”</text:p>
      <text:p text:style-name="P5"/>
      <text:p text:style-name="P8"><text:soft-page-break/><text:span text:style-name="T1">Ejercicio 4.-</text:span> Crea un trigger modificaciones que se encargue de almacenar en la tabla <text:span text:style-name="T14">Informe_modificaciones</text:span> los siguientes datos cada vez que se modifique algún dato de la tabla Peliculas.</text:p>
      <text:p text:style-name="P12"/>
      <text:p text:style-name="P9"><text:span text:style-name="T1">- ID:</text:span> identificador de la película modificada</text:p>
      <text:p text:style-name="P9"><text:span text:style-name="T1">- Usuario_conectado:</text:span> usuario que ha realizado la modificación (usuario conectado en MySQL)</text:p>
      <text:p text:style-name="P9"><text:span text:style-name="T1">- Fecha: </text:span>fecha de la modificación</text:p>
      <text:p text:style-name="P9"><text:span text:style-name="T1">- Hora: </text:span>hora de la modificació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27:07.010000000</meta:creation-date>
    <dc:date>2023-04-24T09:28:31.913000000</dc:date>
    <meta:editing-duration>PT2H26M7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24" meta:word-count="324" meta:character-count="2186" meta:non-whitespace-character-count="1799"/>
  </office:meta>
</office:document-meta>
</file>